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viceEnginesTask.getSharedLibra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setXmlOutput( String xml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setSharedLibraryName( String sharedLibra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is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getServiceAssembl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erviceEnginesTask.setServiceAssemblyName( String serviceAssemb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EnginesTask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